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62479166666667cm" style:use-optimal-column-width="true"/>
    </style:style>
    <style:style style:name="co5" style:family="table-column">
      <style:table-column-properties fo:break-before="auto" style:column-width="5.79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6">
            <text:p>EMPLOYEE PERFORMANCE SCORECARD</text:p>
          </table:table-cell>
          <table:covered-table-cell table:number-columns-repeated="6"/>
          <table:table-cell/>
          <table:table-cell table:style-name="ce1">
            <draw:frame draw:z-index="1" draw:id="id0" draw:style-name="a0" draw:name="Chart 2" svg:x="0.01042in" svg:y="0.010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7">
            <text:p>EMPLOYEE ID</text:p>
          </table:table-cell>
          <table:covered-table-cell/>
          <table:table-cell office:value-type="string" table:style-name="ce2">
            <text:p>FIRST NAME</text:p>
          </table:table-cell>
          <table:table-cell office:value-type="string" table:style-name="ce3">
            <text:p>LAST NAME</text:p>
          </table:table-cell>
          <table:table-cell office:value-type="string" table:style-name="ce3">
            <text:p>GENDER</text:p>
          </table:table-cell>
          <table:table-cell office:value-type="string" table:style-name="ce3">
            <text:p>PERFORMANCE</text:p>
          </table:table-cell>
          <table:table-cell office:value-type="string" table:style-name="ce3">
            <text:p>CURRENT PERFORMANCE RATING</text:p>
          </table:table-cell>
          <table:table-cell table:number-columns-repeated="16377"/>
        </table:table-row>
        <table:table-row table:style-name="ro1">
          <table:table-cell office:value-type="float" office:value="3471" table:number-columns-spanned="2" table:number-rows-spanned="1" table:style-name="ce5">
            <text:p>3471</text:p>
          </table:table-cell>
          <table:covered-table-cell/>
          <table:table-cell office:value-type="string" table:style-name="ce4">
            <text:p>Jonathan</text:p>
          </table:table-cell>
          <table:table-cell office:value-type="string" table:style-name="ce4">
            <text:p>Adikins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Fully meets</text:p>
          </table:table-cell>
          <table:table-cell office:value-type="float" office:value="4" table:style-name="ce4">
            <text:p>4</text:p>
          </table:table-cell>
          <table:table-cell table:number-columns-repeated="16377"/>
        </table:table-row>
        <table:table-row table:style-name="ro1">
          <table:table-cell office:value-type="float" office:value="3472" table:number-columns-spanned="2" table:number-rows-spanned="1" table:style-name="ce5">
            <text:p>3472</text:p>
          </table:table-cell>
          <table:covered-table-cell/>
          <table:table-cell office:value-type="string" table:style-name="ce4">
            <text:p>Nevaeth</text:p>
          </table:table-cell>
          <table:table-cell office:value-type="string" table:style-name="ce4">
            <text:p>Soto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Exceeds</text:p>
          </table:table-cell>
          <table:table-cell office:value-type="float" office:value="4" table:style-name="ce4">
            <text:p>4</text:p>
          </table:table-cell>
          <table:table-cell table:number-columns-repeated="16377"/>
        </table:table-row>
        <table:table-row table:style-name="ro1">
          <table:table-cell office:value-type="float" office:value="3473" table:number-columns-spanned="2" table:number-rows-spanned="1" table:style-name="ce5">
            <text:p>3473</text:p>
          </table:table-cell>
          <table:covered-table-cell/>
          <table:table-cell office:value-type="string" table:style-name="ce4">
            <text:p>Chaim</text:p>
          </table:table-cell>
          <table:table-cell office:value-type="string" table:style-name="ce4">
            <text:p>Mata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Exceeds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1">
          <table:table-cell office:value-type="float" office:value="3474" table:number-columns-spanned="2" table:number-rows-spanned="1" table:style-name="ce5">
            <text:p>3474</text:p>
          </table:table-cell>
          <table:covered-table-cell/>
          <table:table-cell office:value-type="string" table:style-name="ce4">
            <text:p>Arely</text:p>
          </table:table-cell>
          <table:table-cell office:value-type="string" table:style-name="ce4">
            <text:p>Patton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Fully meets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1">
          <table:table-cell office:value-type="float" office:value="3475" table:number-columns-spanned="2" table:number-rows-spanned="1" table:style-name="ce5">
            <text:p>3475</text:p>
          </table:table-cell>
          <table:covered-table-cell/>
          <table:table-cell office:value-type="string" table:style-name="ce4">
            <text:p>Vance</text:p>
          </table:table-cell>
          <table:table-cell office:value-type="string" table:style-name="ce4">
            <text:p>Trujillo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Fully meets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1">
          <table:table-cell office:value-type="float" office:value="3476" table:number-columns-spanned="2" table:number-rows-spanned="1" table:style-name="ce5">
            <text:p>3476</text:p>
          </table:table-cell>
          <table:covered-table-cell/>
          <table:table-cell office:value-type="string" table:style-name="ce4">
            <text:p>Charlie</text:p>
          </table:table-cell>
          <table:table-cell office:value-type="string" table:style-name="ce4">
            <text:p>Koch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Needs improvement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1">
          <table:table-cell office:value-type="float" office:value="3477" table:number-columns-spanned="2" table:number-rows-spanned="1" table:style-name="ce5">
            <text:p>3477</text:p>
          </table:table-cell>
          <table:covered-table-cell/>
          <table:table-cell office:value-type="string" table:style-name="ce4">
            <text:p>Sonny</text:p>
          </table:table-cell>
          <table:table-cell office:value-type="string" table:style-name="ce4">
            <text:p>Horne</text:p>
          </table:table-cell>
          <table:table-cell office:value-type="string" table:style-name="ce4">
            <text:p>Female</text:p>
          </table:table-cell>
          <table:table-cell office:value-type="string" table:style-name="ce4">
            <text:p>Needs improvement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1">
          <table:table-cell office:value-type="float" office:value="3478" table:number-columns-spanned="2" table:number-rows-spanned="1" table:style-name="ce5">
            <text:p>3478</text:p>
          </table:table-cell>
          <table:covered-table-cell/>
          <table:table-cell office:value-type="string" table:style-name="ce4">
            <text:p>Thomas</text:p>
          </table:table-cell>
          <table:table-cell office:value-type="string" table:style-name="ce4">
            <text:p>Chandler</text:p>
          </table:table-cell>
          <table:table-cell office:value-type="string" table:style-name="ce4">
            <text:p>Female</text:p>
          </table:table-cell>
          <table:table-cell office:value-type="string" table:style-name="ce4">
            <text:p>Fully meets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1">
          <table:table-cell office:value-type="float" office:value="3479" table:number-columns-spanned="2" table:number-rows-spanned="1" table:style-name="ce5">
            <text:p>3479</text:p>
          </table:table-cell>
          <table:covered-table-cell/>
          <table:table-cell office:value-type="string" table:style-name="ce4">
            <text:p>Sarai</text:p>
          </table:table-cell>
          <table:table-cell office:value-type="string" table:style-name="ce4">
            <text:p>Stone</text:p>
          </table:table-cell>
          <table:table-cell office:value-type="string" table:style-name="ce4">
            <text:p>Female</text:p>
          </table:table-cell>
          <table:table-cell office:value-type="string" table:style-name="ce4">
            <text:p>Fully meets</text:p>
          </table:table-cell>
          <table:table-cell office:value-type="float" office:value="2" table:style-name="ce4">
            <text:p>2</text:p>
          </table:table-cell>
          <table:table-cell table:number-columns-repeated="16377"/>
        </table:table-row>
        <table:table-row table:style-name="ro1">
          <table:table-cell office:value-type="float" office:value="3480" table:number-columns-spanned="2" table:number-rows-spanned="1" table:style-name="ce5">
            <text:p>3480</text:p>
          </table:table-cell>
          <table:covered-table-cell/>
          <table:table-cell office:value-type="string" table:style-name="ce4">
            <text:p>Jerimiah</text:p>
          </table:table-cell>
          <table:table-cell office:value-type="string" table:style-name="ce4">
            <text:p>Harmon</text:p>
          </table:table-cell>
          <table:table-cell office:value-type="string" table:style-name="ce4">
            <text:p>Female</text:p>
          </table:table-cell>
          <table:table-cell office:value-type="string" table:style-name="ce4">
            <text:p>Fully meets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Chart 3" svg:x="0.01042in" svg:y="0.0104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3" draw:id="id2" draw:style-name="a2" draw:name="Chart 4" svg:x="0in" svg:y="0.0104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15</meta:generator>
    <meta:initial-creator>PREETHIKA S</meta:initial-creator>
    <dc:creator>X</dc:creator>
    <meta:creation-date>2024-08-31T15:39:53Z</meta:creation-date>
    <dc:date>2024-09-02T10:28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20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64" chart:overlap="-22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>
        <chart:label-separator>
          <text:p text:style-name="a1" text:class-names="" text:cond-style-name="">,<text:s text:c="1"/></text:p>
        </chart:label-separator>
      </style:chart-properties>
      <style:graphic-properties draw:fill="bitmap" draw:fill-image-name="a2" style:repeat="repeat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EMPLOYEE PERFORMANCE SCORECARD CURRENT PERFORMANCE RATING</text:p>
        </chart:title>
        <chart:plot-area chart:style-name="Plt0">
          <chart:axis chart:dimension="x" chart:name="primary-x" chart:style-name="Axs0">
            <chart:categories table:cell-range-address="Sheet1.$A$3:.$A$12"/>
          </chart:axis>
          <chart:axis chart:dimension="y" chart:name="primary-y" chart:style-name="Axs1"/>
          <chart:series chart:label-cell-address="Sheet1.$G$1" chart:values-cell-range-address="Sheet1.$G$3:.$G$12" chart:class="chart:bar" chart:attached-axis="primary-y" chart:style-name="G0S0">
            <chart:data-label chart:style-name="DL00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xmlns:xlink="http://www.w3.org/1999/xlink" draw:name="a2" xlink:href="media/image1.png" xlink:show="embed" xlink:actuate="onLoad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tru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tru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0">
      <style:graphic-properties draw:fill="solid" draw:fill-color="#255e91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connect-bars="tru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EMPLOYEE PERFORMANCE SCORECARD CURRENT PERFORMANCE RATING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1.$A$3:.$F$12"/>
          </chart:axis>
          <chart:axis chart:dimension="y"/>
          <chart:series chart:label-cell-address="Sheet1.$G$1" chart:values-cell-range-address="Sheet1.$G$3:.$G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um of EMPLOYEE ID</text:p>
              </table:table-cell>
              <table:table-cell office:value-type="string">
                <text:p>Sum of CURRENT PERFORMANCE RATING</text:p>
              </table:table-cell>
            </table:table-row>
          </table:table-header-rows>
          <table:table-row>
            <table:table-cell office:value-type="string">
              <text:p>Arely Patton Male Fully meets</text:p>
            </table:table-cell>
            <table:table-cell office:value-type="float" office:value="3474"/>
            <table:table-cell office:value-type="float" office:value="2"/>
          </table:table-row>
          <table:table-row>
            <table:table-cell office:value-type="string">
              <text:p>Chaim Mata Male Exceeds</text:p>
            </table:table-cell>
            <table:table-cell office:value-type="float" office:value="3473"/>
            <table:table-cell office:value-type="float" office:value="2"/>
          </table:table-row>
          <table:table-row>
            <table:table-cell office:value-type="string">
              <text:p>Charlie Koch Male Needs improvement</text:p>
            </table:table-cell>
            <table:table-cell office:value-type="float" office:value="3476"/>
            <table:table-cell office:value-type="float" office:value="2"/>
          </table:table-row>
          <table:table-row>
            <table:table-cell office:value-type="string">
              <text:p>Jerimiah Harmon Female Fully meets</text:p>
            </table:table-cell>
            <table:table-cell office:value-type="float" office:value="3480"/>
            <table:table-cell office:value-type="float" office:value="1"/>
          </table:table-row>
          <table:table-row>
            <table:table-cell office:value-type="string">
              <text:p>Jonathan Adikins Male Fully meets</text:p>
            </table:table-cell>
            <table:table-cell office:value-type="float" office:value="3471"/>
            <table:table-cell office:value-type="float" office:value="4"/>
          </table:table-row>
          <table:table-row>
            <table:table-cell office:value-type="string">
              <text:p>Nevaeth Soto Male Exceeds</text:p>
            </table:table-cell>
            <table:table-cell office:value-type="float" office:value="3472"/>
            <table:table-cell office:value-type="float" office:value="4"/>
          </table:table-row>
          <table:table-row>
            <table:table-cell office:value-type="string">
              <text:p>Sarai Stone Female Fully meets</text:p>
            </table:table-cell>
            <table:table-cell office:value-type="float" office:value="3479"/>
            <table:table-cell office:value-type="float" office:value="2"/>
          </table:table-row>
          <table:table-row>
            <table:table-cell office:value-type="string">
              <text:p>Sonny Horne Female Needs improvement</text:p>
            </table:table-cell>
            <table:table-cell office:value-type="float" office:value="3477"/>
            <table:table-cell office:value-type="float" office:value="2"/>
          </table:table-row>
          <table:table-row>
            <table:table-cell office:value-type="string">
              <text:p>Thomas Chandler Female Fully meets</text:p>
            </table:table-cell>
            <table:table-cell office:value-type="float" office:value="3478"/>
            <table:table-cell office:value-type="float" office:value="2"/>
          </table:table-row>
          <table:table-row>
            <table:table-cell office:value-type="string">
              <text:p>Vance Trujillo Male Fully meets</text:p>
            </table:table-cell>
            <table:table-cell office:value-type="float" office:value="3475"/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